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bel" svg:font-family="Abel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Abel" fo:font-size="12pt" style:font-name-asian="Abel" style:font-size-asian="12pt" style:font-name-complex="Abel" style:font-size-complex="12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7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T8_2" style:family="text"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T8_3" style:family="text"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T9_2" style:family="text"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T9_3" style:family="text"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T9_4" style:family="text"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T9_5" style:family="text"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15%" style:writing-mode="lr-tb"/>
      <style:text-properties style:font-name="Abel" fo:font-size="30pt" style:font-name-asian="Abel" style:font-size-asian="30pt" style:font-name-complex="Abel" style:font-size-complex="30pt"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line-height="115%" style:writing-mode="lr-tb"/>
      <style:text-properties style:font-name="Abel" fo:font-size="12pt" style:font-name-asian="Abel" style:font-size-asian="12pt" style:font-name-complex="Abel" style:font-size-complex="12pt" fo:font-weight="bold" style:font-weight-asian="bold" style:font-weight-complex="bold"/>
    </style:style>
    <style:style style:name="P19" style:family="paragraph" style:parent-style-name="Standard">
      <style:paragraph-properties fo:text-align="right" fo:break-before="auto" fo:line-height="115%" style:writing-mode="lr-tb"/>
    </style:style>
    <style:style style:name="T19_1" style:family="text">
      <style:text-properties style:font-name="Abel" fo:font-size="12pt" style:font-name-asian="Abel" style:font-size-asian="12pt" style:font-name-complex="Abel" style:font-size-complex="12pt"/>
    </style:style>
    <style:style style:name="T19_2" style:family="text">
      <style:text-properties style:font-name="Abel" fo:font-size="12pt" style:font-name-asian="Abel" style:font-size-asian="12pt" style:font-name-complex="Abel" style:font-size-complex="12pt"/>
    </style:style>
    <style:style style:name="T19_3" style:family="text">
      <style:text-properties style:font-name="Abel" fo:font-size="12pt" style:font-name-asian="Abel" style:font-size-asian="12pt" style:font-name-complex="Abel" style:font-size-complex="12pt"/>
    </style:style>
    <style:style style:name="T19_4" style:family="text">
      <style:text-properties style:font-name="Abel" fo:font-size="12pt" style:font-name-asian="Abel" style:font-size-asian="12pt" style:font-name-complex="Abel" style:font-size-complex="12pt"/>
    </style:style>
    <style:style style:name="T19_5" style:family="text">
      <style:text-properties style:font-name="Abel" fo:font-size="12pt" style:font-name-asian="Abel" style:font-size-asian="12pt" style:font-name-complex="Abel" style:font-size-complex="12pt"/>
    </style:style>
    <style:style style:name="T19_6" style:family="text">
      <style:text-properties style:font-name="Abel" fo:font-size="12pt" style:font-name-asian="Abel" style:font-size-asian="12pt" style:font-name-complex="Abel" style:font-size-complex="12pt"/>
    </style:style>
    <style:style style:name="T19_7" style:family="text">
      <style:text-properties style:font-name="Abel" fo:font-size="12pt" style:font-name-asian="Abel" style:font-size-asian="12pt" style:font-name-complex="Abel" style:font-size-complex="12pt"/>
    </style:style>
    <style:style style:name="T19_8" style:family="text">
      <style:text-properties style:font-name="Abel" fo:font-size="12pt" style:font-name-asian="Abel" style:font-size-asian="12pt" style:font-name-complex="Abel" style:font-size-complex="12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_3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_4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_5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_6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2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2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2_2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2_2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28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2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2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T24_2" style:family="text">
      <style:text-properties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text-indent="1.27cm" fo:line-height="115%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break-before="auto" fo:text-indent="1.27cm" fo:line-height="115%" style:writing-mode="lr-tb"/>
    </style:style>
    <style:style style:name="T2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8" style:family="paragraph" style:parent-style-name="Standard">
      <style:paragraph-properties fo:break-before="auto" fo:text-indent="1.27cm" fo:line-height="115%" style:writing-mode="lr-tb"/>
    </style:style>
    <style:style style:name="T2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9" style:family="paragraph" style:parent-style-name="Standard">
      <style:paragraph-properties fo:break-before="auto" fo:text-indent="1.27cm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0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1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2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8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0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1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2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3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4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5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6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7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8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9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0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5" style:family="paragraph" style:parent-style-name="Standard">
      <style:paragraph-properties fo:break-before="auto" fo:text-indent="0cm" fo:line-height="115%" fo:margin-left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break-before="page" fo:line-height="115%" style:writing-mode="lr-tb"/>
    </style:style>
    <style:style style:name="T56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56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8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8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8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5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1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1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1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4_2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9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4_1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4_1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4_1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6_102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/>
      <text:p text:style-name="P2"><text:span text:style-name="T2_1"><text:tab/></text:span></text:p>
      <text:p text:style-name="P3"/>
      <text:p text:style-name="P4"/>
      <text:p text:style-name="P5"/>
      <text:p text:style-name="P6"/>
      <text:p text:style-name="P7"/>
      <text:p text:style-name="P8"><text:span text:style-name="T8_1">Trabalho</text:span><text:span text:style-name="T8_2"><text:s/></text:span><text:span text:style-name="T8_3">Final</text:span></text:p>
      <text:p text:style-name="P9"><text:span text:style-name="T9_1">Sistemas</text:span><text:span text:style-name="T9_2"><text:s/></text:span><text:span text:style-name="T9_3">Operacionais</text:span><text:span text:style-name="T9_4"><text:s/></text:span><text:span text:style-name="T9_5">I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Florianópolis</text:span><text:span text:style-name="T19_2">,<text:s/>15<text:s/></text:span><text:span text:style-name="T19_3">de</text:span><text:span text:style-name="T19_4"><text:s/></text:span><text:span text:style-name="T19_5">Abril</text:span><text:span text:style-name="T19_6"><text:s/></text:span><text:span text:style-name="T19_7">de</text:span><text:span text:style-name="T19_8"><text:s/>2015.</text:span></text:p>
      <text:p text:style-name="P20"><text:span text:style-name="T20_1">Tema</text:span><text:span text:style-name="T20_2"><text:s/></text:span><text:span text:style-name="T20_3">do</text:span><text:span text:style-name="T20_4"><text:s/></text:span><text:span text:style-name="T20_5">projeto</text:span><text:span text:style-name="T20_6">:</text:span><text:span text:style-name="T20_7"><text:s/></text:span><text:span text:style-name="T20_8">aplicação</text:span><text:span text:style-name="T20_9"><text:s/></text:span><text:span text:style-name="T20_10">em</text:span><text:span text:style-name="T20_11"><text:s/></text:span><text:span text:style-name="T20_12">PC</text:span><text:span text:style-name="T20_13"><text:s/></text:span><text:span text:style-name="T20_14">para</text:span><text:span text:style-name="T20_15"><text:s/></text:span><text:span text:style-name="T20_16">configuração</text:span><text:span text:style-name="T20_17"><text:s/></text:span><text:span text:style-name="T20_18">de</text:span><text:span text:style-name="T20_19"><text:s/></text:span><text:span text:style-name="T20_20">rede</text:span><text:span text:style-name="T20_21">,<text:s/></text:span><text:span text:style-name="T20_22">captura</text:span><text:span text:style-name="T20_23"><text:s/></text:span><text:span text:style-name="T20_24">de</text:span><text:span text:style-name="T20_25"><text:s/></text:span><text:span text:style-name="T20_26">tela</text:span><text:span text:style-name="T20_27">,<text:s/></text:span><text:span text:style-name="T20_28">instalação</text:span><text:span text:style-name="T20_29"><text:s/></text:span><text:span text:style-name="T20_30">de</text:span><text:span text:style-name="T20_31"><text:s/></text:span><text:span text:style-name="T20_32">pacotes</text:span><text:span text:style-name="T20_33"><text:s/></text:span><text:span text:style-name="T20_34">do</text:span><text:span text:style-name="T20_35"><text:s/></text:span><text:span text:style-name="T20_36">SO</text:span><text:span text:style-name="T20_37"><text:s/></text:span><text:span text:style-name="T20_38">e</text:span><text:span text:style-name="T20_39"><text:s/></text:span><text:span text:style-name="T20_40">outras</text:span><text:span text:style-name="T20_41"><text:s/></text:span><text:span text:style-name="T20_42">ações</text:span><text:span text:style-name="T20_43"><text:s/></text:span><text:span text:style-name="T20_44">de</text:span><text:span text:style-name="T20_45"><text:s/></text:span><text:span text:style-name="T20_46">um</text:span><text:span text:style-name="T20_47"><text:s/></text:span><text:span text:style-name="T20_48">sistema</text:span><text:span text:style-name="T20_49"><text:s/></text:span><text:span text:style-name="T20_50">de</text:span><text:span text:style-name="T20_51"><text:s/></text:span><text:span text:style-name="T20_52">gerenciamento</text:span><text:span text:style-name="T20_53"><text:s/></text:span><text:span text:style-name="T20_54">de</text:span><text:span text:style-name="T20_55"><text:s/></text:span><text:span text:style-name="T20_56">aula</text:span><text:span text:style-name="T20_57"><text:s/></text:span><text:span text:style-name="T20_58">em</text:span><text:span text:style-name="T20_59"><text:s/></text:span><text:span text:style-name="T20_60">laboratório</text:span><text:span text:style-name="T20_61"><text:s/></text:span><text:span text:style-name="T20_62">de</text:span><text:span text:style-name="T20_63"><text:s/></text:span><text:span text:style-name="T20_64">informática</text:span><text:span text:style-name="T20_65">.</text:span></text:p>
      <text:p text:style-name="P21"/>
      <text:p text:style-name="P22"><text:span text:style-name="T22_1">Sobre</text:span><text:span text:style-name="T22_2"><text:s/></text:span><text:span text:style-name="T22_3">o</text:span><text:span text:style-name="T22_4"><text:s/></text:span><text:span text:style-name="T22_5">projeto</text:span><text:span text:style-name="T22_6">:</text:span><text:span text:style-name="T22_7"><text:s/></text:span><text:span text:style-name="T22_8">o</text:span><text:span text:style-name="T22_9"><text:s/></text:span><text:span text:style-name="T22_10">projeto</text:span><text:span text:style-name="T22_11"><text:s/></text:span><text:span text:style-name="T22_12">final</text:span><text:span text:style-name="T22_13"><text:s/></text:span><text:span text:style-name="T22_14">da</text:span><text:span text:style-name="T22_15"><text:s/></text:span><text:span text:style-name="T22_16">disciplina</text:span><text:span text:style-name="T22_17"><text:s/>“</text:span><text:span text:style-name="T22_18">Sistemas</text:span><text:span text:style-name="T22_19"><text:s/></text:span><text:span text:style-name="T22_20">Operacionais</text:span><text:span text:style-name="T22_21"><text:s/></text:span><text:span text:style-name="T22_22">I</text:span><text:span text:style-name="T22_23">”<text:s/></text:span><text:span text:style-name="T22_24">é</text:span><text:span text:style-name="T22_25"><text:s/></text:span><text:span text:style-name="T22_26">denominado</text:span><text:span text:style-name="T22_27"><text:s/></text:span><text:span text:style-name="T22_28">LabSpy</text:span><text:span text:style-name="T22_29"><text:s/></text:span><text:span text:style-name="T22_30">e</text:span><text:span text:style-name="T22_31"><text:s/></text:span><text:span text:style-name="T22_32">será</text:span><text:span text:style-name="T22_33"><text:s/></text:span><text:span text:style-name="T22_34">disponibilizado</text:span><text:span text:style-name="T22_35"><text:s/></text:span><text:span text:style-name="T22_36">de</text:span><text:span text:style-name="T22_37"><text:s/></text:span><text:span text:style-name="T22_38">forma</text:span><text:span text:style-name="T22_39"><text:s/></text:span><text:span text:style-name="T22_40">gratuita</text:span><text:span text:style-name="T22_41"><text:s/></text:span><text:span text:style-name="T22_42">e</text:span><text:span text:style-name="T22_43"><text:s/></text:span><text:span text:style-name="T22_44">de</text:span><text:span text:style-name="T22_45"><text:s/></text:span><text:span text:style-name="T22_46">código</text:span><text:span text:style-name="T22_47">-</text:span><text:span text:style-name="T22_48">aberto</text:span><text:span text:style-name="T22_49">.<text:s/></text:span><text:span text:style-name="T22_50">O</text:span><text:span text:style-name="T22_51"><text:s/></text:span><text:span text:style-name="T22_52">objetivo</text:span><text:span text:style-name="T22_53"><text:s/></text:span><text:span text:style-name="T22_54">principal</text:span><text:span text:style-name="T22_55"><text:s/></text:span><text:span text:style-name="T22_56">do</text:span><text:span text:style-name="T22_57"><text:s/></text:span><text:span text:style-name="T22_58">programa</text:span><text:span text:style-name="T22_59"><text:s/></text:span><text:span text:style-name="T22_60">é</text:span><text:span text:style-name="T22_61"><text:s/></text:span><text:span text:style-name="T22_62">melhorar</text:span><text:span text:style-name="T22_63"><text:s/></text:span><text:span text:style-name="T22_64">o</text:span><text:span text:style-name="T22_65"><text:s/></text:span><text:span text:style-name="T22_66">processo</text:span><text:span text:style-name="T22_67"><text:s/></text:span><text:span text:style-name="T22_68">de</text:span><text:span text:style-name="T22_69"><text:s/></text:span><text:span text:style-name="T22_70">ensino</text:span><text:span text:style-name="T22_71">-</text:span><text:span text:style-name="T22_72">aprendizagem</text:span><text:span text:style-name="T22_73"><text:s/></text:span><text:span text:style-name="T22_74">em</text:span><text:span text:style-name="T22_75"><text:s/></text:span><text:span text:style-name="T22_76">laboratórios</text:span><text:span text:style-name="T22_77"><text:s/></text:span><text:span text:style-name="T22_78">de</text:span><text:span text:style-name="T22_79"><text:s/></text:span><text:span text:style-name="T22_80">computadores</text:span><text:span text:style-name="T22_81"><text:s/></text:span><text:span text:style-name="T22_82">fornecendo</text:span><text:span text:style-name="T22_83"><text:s/></text:span><text:span text:style-name="T22_84">ao</text:span><text:span text:style-name="T22_85"><text:s/></text:span><text:span text:style-name="T22_86">docente</text:span><text:span text:style-name="T22_87"><text:s/></text:span><text:span text:style-name="T22_88">ferramentas</text:span><text:span text:style-name="T22_89"><text:s/></text:span><text:span text:style-name="T22_90">para</text:span><text:span text:style-name="T22_91"><text:s/></text:span><text:span text:style-name="T22_92">monitoramento</text:span><text:span text:style-name="T22_93"><text:s/></text:span><text:span text:style-name="T22_94">e</text:span><text:span text:style-name="T22_95"><text:s/></text:span><text:span text:style-name="T22_96">controle</text:span><text:span text:style-name="T22_97"><text:s/></text:span><text:span text:style-name="T22_98">dos</text:span><text:span text:style-name="T22_99"><text:s/></text:span><text:span text:style-name="T22_100">computadores</text:span><text:span text:style-name="T22_101"><text:s/></text:span><text:span text:style-name="T22_102">dos</text:span><text:span text:style-name="T22_103"><text:s/></text:span><text:span text:style-name="T22_104">discentes</text:span><text:span text:style-name="T22_105">.</text:span></text:p>
      <text:p text:style-name="P23"/>
      <text:p text:style-name="P24"><text:span text:style-name="T24_1">Grupo</text:span><text:span text:style-name="T24_2">:<text:s/></text:span></text:p>
      <text:p text:style-name="P25"><text:span text:style-name="T25_1">Caique</text:span><text:span text:style-name="T25_2"><text:s/></text:span><text:span text:style-name="T25_3">Marques</text:span><text:span text:style-name="T25_4">,<text:s/></text:span></text:p>
      <text:p text:style-name="P26"><text:span text:style-name="T26_1">Emmanuel</text:span><text:span text:style-name="T26_2"><text:s/></text:span><text:span text:style-name="T26_3">Podestá</text:span><text:span text:style-name="T26_4"><text:s/></text:span><text:span text:style-name="T26_5">Junior</text:span><text:span text:style-name="T26_6">,<text:s/></text:span></text:p>
      <text:p text:style-name="P27"><text:span text:style-name="T27_1">Fernando</text:span><text:span text:style-name="T27_2"><text:s/></text:span><text:span text:style-name="T27_3">Jorge</text:span><text:span text:style-name="T27_4"><text:s/></text:span><text:span text:style-name="T27_5">Mota</text:span><text:span text:style-name="T27_6">,<text:s/></text:span></text:p>
      <text:p text:style-name="P28"><text:span text:style-name="T28_1">Fernando</text:span><text:span text:style-name="T28_2"><text:s/></text:span><text:span text:style-name="T28_3">Paladini</text:span><text:span text:style-name="T28_4">.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1<text:s/></text:span><text:span text:style-name="T56_2">Requisitos</text:span></text:p>
      <text:p text:style-name="P57"/>
      <text:p text:style-name="P58"><text:span text:style-name="T58_1">1.1<text:s/></text:span><text:span text:style-name="T58_2">Requisitos</text:span><text:span text:style-name="T58_3"><text:s/></text:span><text:span text:style-name="T58_4">Funcionais</text:span></text:p>
      <text:p text:style-name="P59"><text:span text:style-name="T59_1">Os</text:span><text:span text:style-name="T59_2"><text:s/></text:span><text:span text:style-name="T59_3">requisitos</text:span><text:span text:style-name="T59_4"><text:s/></text:span><text:span text:style-name="T59_5">funcionais</text:span><text:span text:style-name="T59_6"><text:s/></text:span><text:span text:style-name="T59_7">do</text:span><text:span text:style-name="T59_8"><text:s/></text:span><text:span text:style-name="T59_9">projeto</text:span><text:span text:style-name="T59_10"><text:s/></text:span><text:span text:style-name="T59_11">LabSpy</text:span><text:span text:style-name="T59_12"><text:s/></text:span><text:span text:style-name="T59_13">são</text:span><text:span text:style-name="T59_14"><text:s/></text:span><text:span text:style-name="T59_15">os</text:span><text:span text:style-name="T59_16"><text:s/></text:span><text:span text:style-name="T59_17">que</text:span><text:span text:style-name="T59_18"><text:s/></text:span><text:span text:style-name="T59_19">seguem</text:span><text:span text:style-name="T59_20"><text:s/></text:span><text:span text:style-name="T59_21">abaixo</text:span><text:span text:style-name="T59_22">.</text:span></text:p>
      <text:p text:style-name="P60"/>
      <text:list text:style-name="LS1" xml:id="list0">
        <text:list-item>
          <text:p text:style-name="P61"><text:span text:style-name="T61_1">O</text:span><text:span text:style-name="T61_2"><text:s/></text:span><text:span text:style-name="T61_3">programa</text:span><text:span text:style-name="T61_4"><text:s/></text:span><text:span text:style-name="T61_5">deve</text:span><text:span text:style-name="T61_6"><text:s/></text:span><text:span text:style-name="T61_7">permitir</text:span><text:span text:style-name="T61_8"><text:s/></text:span><text:span text:style-name="T61_9">que</text:span><text:span text:style-name="T61_10"><text:s/></text:span><text:span text:style-name="T61_11">o</text:span><text:span text:style-name="T61_12"><text:s/></text:span><text:span text:style-name="T61_13">docente</text:span><text:span text:style-name="T61_14"><text:s/></text:span><text:span text:style-name="T61_15">tenha</text:span><text:span text:style-name="T61_16"><text:s/></text:span><text:span text:style-name="T61_17">um</text:span><text:span text:style-name="T61_18"><text:s/></text:span><text:span text:style-name="T61_19">overview</text:span><text:span text:style-name="T61_20"><text:s/></text:span><text:span text:style-name="T61_21">da</text:span><text:span text:style-name="T61_22"><text:s/></text:span><text:span text:style-name="T61_23">área</text:span><text:span text:style-name="T61_24"><text:s/></text:span><text:span text:style-name="T61_25">de</text:span><text:span text:style-name="T61_26"><text:s/></text:span><text:span text:style-name="T61_27">trabalho</text:span><text:span text:style-name="T61_28"><text:s/></text:span><text:span text:style-name="T61_29">de</text:span><text:span text:style-name="T61_30"><text:s/></text:span><text:span text:style-name="T61_31">todos</text:span><text:span text:style-name="T61_32"><text:s/></text:span><text:span text:style-name="T61_33">os</text:span><text:span text:style-name="T61_34"><text:s/></text:span><text:span text:style-name="T61_35">computadores</text:span><text:span text:style-name="T61_36"><text:s/></text:span><text:span text:style-name="T61_37">conectados</text:span><text:span text:style-name="T61_38"><text:s/></text:span><text:span text:style-name="T61_39">na</text:span><text:span text:style-name="T61_40"><text:s/></text:span><text:span text:style-name="T61_41">rede</text:span><text:span text:style-name="T61_42">,<text:s/></text:span><text:span text:style-name="T61_43">mostrando</text:span><text:span text:style-name="T61_44"><text:s/></text:span><text:span text:style-name="T61_45">as</text:span><text:span text:style-name="T61_46"><text:s/></text:span><text:span text:style-name="T61_47">imagens</text:span><text:span text:style-name="T61_48"><text:s/></text:span><text:span text:style-name="T61_49">dos</text:span><text:span text:style-name="T61_50"><text:s/></text:span><text:span text:style-name="T61_51">desktops</text:span><text:span text:style-name="T61_52"><text:s/></text:span><text:span text:style-name="T61_53">ao</text:span><text:span text:style-name="T61_54"><text:s/></text:span><text:span text:style-name="T61_55">vivo</text:span><text:span text:style-name="T61_56"><text:s/></text:span><text:span text:style-name="T61_57">ou</text:span><text:span text:style-name="T61_58"><text:s/></text:span><text:span text:style-name="T61_59">em</text:span><text:span text:style-name="T61_60"><text:s/></text:span><text:span text:style-name="T61_61">uma</text:span><text:span text:style-name="T61_62"><text:s/></text:span><text:span text:style-name="T61_63">frequência</text:span><text:span text:style-name="T61_64"><text:s/></text:span><text:span text:style-name="T61_65">relativamente</text:span><text:span text:style-name="T61_66"><text:s/></text:span><text:span text:style-name="T61_67">alta</text:span><text:span text:style-name="T61_68">.<text:s/></text:span></text:p>
        </text:list-item>
        <text:list-item>
          <text:p text:style-name="P62"><text:span text:style-name="T62_1">O</text:span><text:span text:style-name="T62_2"><text:s/></text:span><text:span text:style-name="T62_3">programa</text:span><text:span text:style-name="T62_4"><text:s/></text:span><text:span text:style-name="T62_5">deve</text:span><text:span text:style-name="T62_6"><text:s/></text:span><text:span text:style-name="T62_7">permitir</text:span><text:span text:style-name="T62_8"><text:s/></text:span><text:span text:style-name="T62_9">que</text:span><text:span text:style-name="T62_10"><text:s/></text:span><text:span text:style-name="T62_11">o</text:span><text:span text:style-name="T62_12"><text:s/></text:span><text:span text:style-name="T62_13">docente</text:span><text:span text:style-name="T62_14"><text:s/></text:span><text:span text:style-name="T62_15">possa</text:span><text:span text:style-name="T62_16"><text:s/></text:span><text:span text:style-name="T62_17">ter</text:span><text:span text:style-name="T62_18"><text:s/></text:span><text:span text:style-name="T62_19">uma</text:span><text:span text:style-name="T62_20"><text:s/></text:span><text:span text:style-name="T62_21">visualização</text:span><text:span text:style-name="T62_22"><text:s/></text:span><text:span text:style-name="T62_23">completa</text:span><text:span text:style-name="T62_24"><text:s/>(</text:span><text:span text:style-name="T62_25">toda</text:span><text:span text:style-name="T62_26"><text:s/></text:span><text:span text:style-name="T62_27">a</text:span><text:span text:style-name="T62_28"><text:s/></text:span><text:span text:style-name="T62_29">área</text:span><text:span text:style-name="T62_30"><text:s/></text:span><text:span text:style-name="T62_31">de</text:span><text:span text:style-name="T62_32"><text:s/></text:span><text:span text:style-name="T62_33">tela</text:span><text:span text:style-name="T62_34"><text:s/></text:span><text:span text:style-name="T62_35">do</text:span><text:span text:style-name="T62_36"><text:s/></text:span><text:span text:style-name="T62_37">programa</text:span><text:span text:style-name="T62_38">)<text:s/></text:span><text:span text:style-name="T62_39">da</text:span><text:span text:style-name="T62_40"><text:s/></text:span><text:span text:style-name="T62_41">área</text:span><text:span text:style-name="T62_42"><text:s/></text:span><text:span text:style-name="T62_43">de</text:span><text:span text:style-name="T62_44"><text:s/></text:span><text:span text:style-name="T62_45">trabalho</text:span><text:span text:style-name="T62_46"><text:s/></text:span><text:span text:style-name="T62_47">de</text:span><text:span text:style-name="T62_48"><text:s/></text:span><text:span text:style-name="T62_49">um</text:span><text:span text:style-name="T62_50"><text:s/></text:span><text:span text:style-name="T62_51">computador</text:span><text:span text:style-name="T62_52"><text:s/></text:span><text:span text:style-name="T62_53">em</text:span><text:span text:style-name="T62_54"><text:s/></text:span><text:span text:style-name="T62_55">específico</text:span><text:span text:style-name="T62_56">.</text:span></text:p>
        </text:list-item>
        <text:list-item>
          <text:p text:style-name="P63"><text:span text:style-name="T63_1">O</text:span><text:span text:style-name="T63_2"><text:s/></text:span><text:span text:style-name="T63_3">programa</text:span><text:span text:style-name="T63_4"><text:s/></text:span><text:span text:style-name="T63_5">deve</text:span><text:span text:style-name="T63_6"><text:s/></text:span><text:span text:style-name="T63_7">permitir</text:span><text:span text:style-name="T63_8"><text:s/></text:span><text:span text:style-name="T63_9">que</text:span><text:span text:style-name="T63_10"><text:s/></text:span><text:span text:style-name="T63_11">o</text:span><text:span text:style-name="T63_12"><text:s/></text:span><text:span text:style-name="T63_13">docente</text:span><text:span text:style-name="T63_14"><text:s/></text:span><text:span text:style-name="T63_15">controle</text:span><text:span text:style-name="T63_16"><text:s/></text:span><text:span text:style-name="T63_17">o</text:span><text:span text:style-name="T63_18"><text:s/></text:span><text:span text:style-name="T63_19">mouse</text:span><text:span text:style-name="T63_20"><text:s/></text:span><text:span text:style-name="T63_21">do</text:span><text:span text:style-name="T63_22"><text:s/></text:span><text:span text:style-name="T63_23">computador</text:span><text:span text:style-name="T63_24"><text:s/></text:span><text:span text:style-name="T63_25">de</text:span><text:span text:style-name="T63_26"><text:s/></text:span><text:span text:style-name="T63_27">um</text:span><text:span text:style-name="T63_28"><text:s/></text:span><text:span text:style-name="T63_29">discente</text:span><text:span text:style-name="T63_30"><text:s/></text:span><text:span text:style-name="T63_31">a</text:span><text:span text:style-name="T63_32"><text:s/></text:span><text:span text:style-name="T63_33">qualquer</text:span><text:span text:style-name="T63_34"><text:s/></text:span><text:span text:style-name="T63_35">momento</text:span><text:span text:style-name="T63_36">.</text:span></text:p>
        </text:list-item>
        <text:list-item>
          <text:p text:style-name="P64"><text:span text:style-name="T64_1">O</text:span><text:span text:style-name="T64_2"><text:s/></text:span><text:span text:style-name="T64_3">programa</text:span><text:span text:style-name="T64_4"><text:s/></text:span><text:span text:style-name="T64_5">deve</text:span><text:span text:style-name="T64_6"><text:s/></text:span><text:span text:style-name="T64_7">permitir</text:span><text:span text:style-name="T64_8"><text:s/></text:span><text:span text:style-name="T64_9">que</text:span><text:span text:style-name="T64_10"><text:s/></text:span><text:span text:style-name="T64_11">o</text:span><text:span text:style-name="T64_12"><text:s/></text:span><text:span text:style-name="T64_13">docente</text:span><text:span text:style-name="T64_14"><text:s/></text:span><text:span text:style-name="T64_15">controle</text:span><text:span text:style-name="T64_16"><text:s/></text:span><text:span text:style-name="T64_17">o</text:span><text:span text:style-name="T64_18"><text:s/></text:span><text:span text:style-name="T64_19">teclado</text:span><text:span text:style-name="T64_20"><text:s/></text:span><text:span text:style-name="T64_21">do</text:span><text:span text:style-name="T64_22"><text:s/></text:span><text:span text:style-name="T64_23">computador</text:span><text:span text:style-name="T64_24"><text:s/></text:span><text:span text:style-name="T64_25">de</text:span><text:span text:style-name="T64_26"><text:s/></text:span><text:span text:style-name="T64_27">um</text:span><text:span text:style-name="T64_28"><text:s/></text:span><text:span text:style-name="T64_29">discente</text:span><text:span text:style-name="T64_30"><text:s/></text:span><text:span text:style-name="T64_31">a</text:span><text:span text:style-name="T64_32"><text:s/></text:span><text:span text:style-name="T64_33">qualquer</text:span><text:span text:style-name="T64_34"><text:s/></text:span><text:span text:style-name="T64_35">momento</text:span><text:span text:style-name="T64_36">.</text:span></text:p>
        </text:list-item>
        <text:list-item>
          <text:p text:style-name="P65"><text:span text:style-name="T65_1">O</text:span><text:span text:style-name="T65_2"><text:s/></text:span><text:span text:style-name="T65_3">programa</text:span><text:span text:style-name="T65_4"><text:s/></text:span><text:span text:style-name="T65_5">deve</text:span><text:span text:style-name="T65_6"><text:s/></text:span><text:span text:style-name="T65_7">permitir</text:span><text:span text:style-name="T65_8"><text:s/></text:span><text:span text:style-name="T65_9">que</text:span><text:span text:style-name="T65_10"><text:s/></text:span><text:span text:style-name="T65_11">o</text:span><text:span text:style-name="T65_12"><text:s/></text:span><text:span text:style-name="T65_13">docente</text:span><text:span text:style-name="T65_14"><text:s/></text:span><text:span text:style-name="T65_15">bloqueie</text:span><text:span text:style-name="T65_16">,<text:s/></text:span><text:span text:style-name="T65_17">reinicie</text:span><text:span text:style-name="T65_18">,<text:s/></text:span><text:span text:style-name="T65_19">desligue</text:span><text:span text:style-name="T65_20"><text:s/></text:span><text:span text:style-name="T65_21">ou</text:span><text:span text:style-name="T65_22"><text:s/></text:span><text:span text:style-name="T65_23">deslogue</text:span><text:span text:style-name="T65_24"><text:s/></text:span><text:span text:style-name="T65_25">um</text:span><text:span text:style-name="T65_26"><text:s/></text:span><text:span text:style-name="T65_27">computador</text:span><text:span text:style-name="T65_28"><text:s/></text:span><text:span text:style-name="T65_29">da</text:span><text:span text:style-name="T65_30"><text:s/></text:span><text:span text:style-name="T65_31">rede</text:span><text:span text:style-name="T65_32"><text:s/></text:span><text:span text:style-name="T65_33">em</text:span><text:span text:style-name="T65_34"><text:s/></text:span><text:span text:style-name="T65_35">qualquer</text:span><text:span text:style-name="T65_36"><text:s/></text:span><text:span text:style-name="T65_37">dado</text:span><text:span text:style-name="T65_38"><text:s/></text:span><text:span text:style-name="T65_39">momento</text:span><text:span text:style-name="T65_40">.</text:span></text:p>
        </text:list-item>
        <text:list-item>
          <text:p text:style-name="P66"><text:span text:style-name="T66_1">O</text:span><text:span text:style-name="T66_2"><text:s/></text:span><text:span text:style-name="T66_3">programa</text:span><text:span text:style-name="T66_4"><text:s/></text:span><text:span text:style-name="T66_5">deve</text:span><text:span text:style-name="T66_6"><text:s/></text:span><text:span text:style-name="T66_7">permitir</text:span><text:span text:style-name="T66_8"><text:s/></text:span><text:span text:style-name="T66_9">que</text:span><text:span text:style-name="T66_10"><text:s/></text:span><text:span text:style-name="T66_11">o</text:span><text:span text:style-name="T66_12"><text:s/></text:span><text:span text:style-name="T66_13">docente</text:span><text:span text:style-name="T66_14"><text:s/></text:span><text:span text:style-name="T66_15">possa</text:span><text:span text:style-name="T66_16"><text:s/></text:span><text:span text:style-name="T66_17">controlar</text:span><text:span text:style-name="T66_18"><text:s/></text:span><text:span text:style-name="T66_19">os</text:span><text:span text:style-name="T66_20"><text:s/></text:span><text:span text:style-name="T66_21">processos</text:span><text:span text:style-name="T66_22"><text:s/></text:span><text:span text:style-name="T66_23">em</text:span><text:span text:style-name="T66_24"><text:s/></text:span><text:span text:style-name="T66_25">execução</text:span><text:span text:style-name="T66_26"><text:s/>(</text:span><text:span text:style-name="T66_27">nível</text:span><text:span text:style-name="T66_28"><text:s/></text:span><text:span text:style-name="T66_29">de</text:span><text:span text:style-name="T66_30"><text:s/></text:span><text:span text:style-name="T66_31">usuário</text:span><text:span text:style-name="T66_32">)<text:s/></text:span><text:span text:style-name="T66_33">no</text:span><text:span text:style-name="T66_34"><text:s/></text:span><text:span text:style-name="T66_35">computador</text:span><text:span text:style-name="T66_36"><text:s/></text:span><text:span text:style-name="T66_37">do</text:span><text:span text:style-name="T66_38"><text:s/></text:span><text:span text:style-name="T66_39">discente</text:span><text:span text:style-name="T66_40">.</text:span></text:p>
        </text:list-item>
        <text:list-item>
          <text:p text:style-name="P67"><text:span text:style-name="T67_1">O</text:span><text:span text:style-name="T67_2"><text:s/></text:span><text:span text:style-name="T67_3">programa</text:span><text:span text:style-name="T67_4"><text:s/></text:span><text:span text:style-name="T67_5">deve</text:span><text:span text:style-name="T67_6"><text:s/></text:span><text:span text:style-name="T67_7">permitir</text:span><text:span text:style-name="T67_8"><text:s/></text:span><text:span text:style-name="T67_9">que</text:span><text:span text:style-name="T67_10"><text:s/></text:span><text:span text:style-name="T67_11">o</text:span><text:span text:style-name="T67_12"><text:s/></text:span><text:span text:style-name="T67_13">docente</text:span><text:span text:style-name="T67_14"><text:s/></text:span><text:span text:style-name="T67_15">possa</text:span><text:span text:style-name="T67_16"><text:s/></text:span><text:span text:style-name="T67_17">bloquear</text:span><text:span text:style-name="T67_18"><text:s/></text:span><text:span text:style-name="T67_19">o</text:span><text:span text:style-name="T67_20"><text:s/></text:span><text:span text:style-name="T67_21">acesso</text:span><text:span text:style-name="T67_22"><text:s/></text:span><text:span text:style-name="T67_23">completo</text:span><text:span text:style-name="T67_24"><text:s/></text:span><text:span text:style-name="T67_25">de</text:span><text:span text:style-name="T67_26"><text:s/></text:span><text:span text:style-name="T67_27">um</text:span><text:span text:style-name="T67_28"><text:s/></text:span><text:span text:style-name="T67_29">computador</text:span><text:span text:style-name="T67_30"><text:s/></text:span><text:span text:style-name="T67_31">da</text:span><text:span text:style-name="T67_32"><text:s/></text:span><text:span text:style-name="T67_33">rede</text:span><text:span text:style-name="T67_34"><text:s/></text:span><text:span text:style-name="T67_35">em</text:span><text:span text:style-name="T67_36"><text:s/></text:span><text:span text:style-name="T67_37">qualquer</text:span><text:span text:style-name="T67_38"><text:s/></text:span><text:span text:style-name="T67_39">dado</text:span><text:span text:style-name="T67_40"><text:s/></text:span><text:span text:style-name="T67_41">momento</text:span><text:span text:style-name="T67_42">.</text:span></text:p>
        </text:list-item>
      </text:list>
      <text:p text:style-name="P68"/>
      <text:p text:style-name="P69"><text:span text:style-name="T69_1">1.2<text:s/></text:span><text:span text:style-name="T69_2">Requisitos</text:span><text:span text:style-name="T69_3"><text:s/></text:span><text:span text:style-name="T69_4">Não</text:span><text:span text:style-name="T69_5">-</text:span><text:span text:style-name="T69_6">Funcionais</text:span></text:p>
      <text:p text:style-name="P70"><text:span text:style-name="T70_1">Os</text:span><text:span text:style-name="T70_2"><text:s/></text:span><text:span text:style-name="T70_3">requisitos</text:span><text:span text:style-name="T70_4"><text:s/></text:span><text:span text:style-name="T70_5">não</text:span><text:span text:style-name="T70_6">-</text:span><text:span text:style-name="T70_7">funcionais</text:span><text:span text:style-name="T70_8"><text:s/></text:span><text:span text:style-name="T70_9">do</text:span><text:span text:style-name="T70_10"><text:s/></text:span><text:span text:style-name="T70_11">projeto</text:span><text:span text:style-name="T70_12"><text:s/></text:span><text:span text:style-name="T70_13">são</text:span><text:span text:style-name="T70_14"><text:s/></text:span><text:span text:style-name="T70_15">os</text:span><text:span text:style-name="T70_16"><text:s/></text:span><text:span text:style-name="T70_17">que</text:span><text:span text:style-name="T70_18"><text:s/></text:span><text:span text:style-name="T70_19">seguem</text:span><text:span text:style-name="T70_20"><text:s/></text:span><text:span text:style-name="T70_21">abaixo</text:span><text:span text:style-name="T70_22">.</text:span></text:p>
      <text:p text:style-name="P71"/>
      <text:list text:style-name="LS2" xml:id="list7">
        <text:list-item>
          <text:p text:style-name="P72"><text:span text:style-name="T72_1">O</text:span><text:span text:style-name="T72_2"><text:s/></text:span><text:span text:style-name="T72_3">projeto</text:span><text:span text:style-name="T72_4"><text:s/></text:span><text:span text:style-name="T72_5">deve</text:span><text:span text:style-name="T72_6"><text:s/></text:span><text:span text:style-name="T72_7">ser</text:span><text:span text:style-name="T72_8"><text:s/></text:span><text:span text:style-name="T72_9">escrito</text:span><text:span text:style-name="T72_10"><text:s/></text:span><text:span text:style-name="T72_11">principalmente</text:span><text:span text:style-name="T72_12"><text:s/></text:span><text:span text:style-name="T72_13">na</text:span><text:span text:style-name="T72_14"><text:s/></text:span><text:span text:style-name="T72_15">linguagem</text:span><text:span text:style-name="T72_16"><text:s/></text:span><text:span text:style-name="T72_17">de</text:span><text:span text:style-name="T72_18"><text:s/></text:span><text:span text:style-name="T72_19">programação</text:span><text:span text:style-name="T72_20"><text:s/></text:span><text:span text:style-name="T72_21">Java</text:span><text:span text:style-name="T72_22">.</text:span></text:p>
        </text:list-item>
        <text:list-item>
          <text:p text:style-name="P73"><text:span text:style-name="T73_1">O</text:span><text:span text:style-name="T73_2"><text:s/></text:span><text:span text:style-name="T73_3">projeto</text:span><text:span text:style-name="T73_4"><text:s/></text:span><text:span text:style-name="T73_5">deve</text:span><text:span text:style-name="T73_6"><text:s/></text:span><text:span text:style-name="T73_7">ser</text:span><text:span text:style-name="T73_8"><text:s/></text:span><text:span text:style-name="T73_9">disponibilizado</text:span><text:span text:style-name="T73_10"><text:s/></text:span><text:span text:style-name="T73_11">de</text:span><text:span text:style-name="T73_12"><text:s/></text:span><text:span text:style-name="T73_13">forma</text:span><text:span text:style-name="T73_14"><text:s/></text:span><text:span text:style-name="T73_15">gratuita</text:span><text:span text:style-name="T73_16">.</text:span></text:p>
        </text:list-item>
        <text:list-item>
          <text:p text:style-name="P74"><text:span text:style-name="T74_1">O</text:span><text:span text:style-name="T74_2"><text:s/></text:span><text:span text:style-name="T74_3">projeto</text:span><text:span text:style-name="T74_4"><text:s/></text:span><text:span text:style-name="T74_5">deve</text:span><text:span text:style-name="T74_6"><text:s/></text:span><text:span text:style-name="T74_7">ser</text:span><text:span text:style-name="T74_8"><text:s/></text:span><text:span text:style-name="T74_9">open</text:span><text:span text:style-name="T74_10">-</text:span><text:span text:style-name="T74_11">source</text:span><text:span text:style-name="T74_12"><text:s/></text:span><text:span text:style-name="T74_13">(</text:span><text:span text:style-name="T74_14">código</text:span><text:span text:style-name="T74_15">-</text:span><text:span text:style-name="T74_16">aberto</text:span><text:span text:style-name="T74_17">).</text:span></text:p>
        </text:list-item>
        <text:list-item>
          <text:p text:style-name="P75"><text:span text:style-name="T75_1">O</text:span><text:span text:style-name="T75_2"><text:s/></text:span><text:span text:style-name="T75_3">projeto</text:span><text:span text:style-name="T75_4"><text:s/></text:span><text:span text:style-name="T75_5">deve</text:span><text:span text:style-name="T75_6"><text:s/></text:span><text:span text:style-name="T75_7">ser</text:span><text:span text:style-name="T75_8"><text:s/></text:span><text:span text:style-name="T75_9">multiplataforma</text:span><text:span text:style-name="T75_10"><text:s/></text:span><text:span text:style-name="T75_11">e</text:span><text:span text:style-name="T75_12"><text:s/></text:span><text:span text:style-name="T75_13">executar</text:span><text:span text:style-name="T75_14"><text:s/></text:span><text:span text:style-name="T75_15">sem</text:span><text:span text:style-name="T75_16"><text:s/></text:span><text:span text:style-name="T75_17">maiores</text:span><text:span text:style-name="T75_18"><text:s/></text:span><text:span text:style-name="T75_19">problemas</text:span><text:span text:style-name="T75_20"><text:s/></text:span><text:span text:style-name="T75_21">em</text:span><text:span text:style-name="T75_22"><text:s/></text:span><text:span text:style-name="T75_23">ambientes</text:span><text:span text:style-name="T75_24"><text:s/></text:span><text:span text:style-name="T75_25">Linux</text:span><text:span text:style-name="T75_26"><text:s/>(</text:span><text:span text:style-name="T75_27">principalmente</text:span><text:span text:style-name="T75_28"><text:s/></text:span><text:span text:style-name="T75_29">a</text:span><text:span text:style-name="T75_30"><text:s/></text:span><text:span text:style-name="T75_31">distribuição</text:span><text:span text:style-name="T75_32"><text:s/></text:span><text:span text:style-name="T75_33">Ubuntu</text:span><text:span text:style-name="T75_34">)<text:s/></text:span><text:span text:style-name="T75_35">e</text:span><text:span text:style-name="T75_36"><text:s/></text:span><text:span text:style-name="T75_37">em</text:span><text:span text:style-name="T75_38"><text:s/></text:span><text:span text:style-name="T75_39">ambientes</text:span><text:span text:style-name="T75_40"><text:s/></text:span><text:span text:style-name="T75_41">Windows</text:span><text:span text:style-name="T75_42"><text:s/>(</text:span><text:span text:style-name="T75_43">Windows</text:span><text:span text:style-name="T75_44"><text:s/></text:span><text:span text:style-name="T75_45">XP</text:span><text:span text:style-name="T75_46"><text:s/></text:span><text:span text:style-name="T75_47">e</text:span><text:span text:style-name="T75_48"><text:s/></text:span><text:span text:style-name="T75_49">superiores</text:span><text:span text:style-name="T75_50">).<text:s/></text:span></text:p>
        </text:list-item>
        <text:list-item>
          <text:p text:style-name="P76"><text:span text:style-name="T76_1">O</text:span><text:span text:style-name="T76_2"><text:s/></text:span><text:span text:style-name="T76_3">projeto</text:span><text:span text:style-name="T76_4"><text:s/></text:span><text:span text:style-name="T76_5">deve</text:span><text:span text:style-name="T76_6"><text:s/></text:span><text:span text:style-name="T76_7">ser</text:span><text:span text:style-name="T76_8"><text:s/></text:span><text:span text:style-name="T76_9">compatível</text:span><text:span text:style-name="T76_10"><text:s/></text:span><text:span text:style-name="T76_11">com</text:span><text:span text:style-name="T76_12"><text:s/></text:span><text:span text:style-name="T76_13">os</text:span><text:span text:style-name="T76_14"><text:s/></text:span><text:span text:style-name="T76_15">computadores</text:span><text:span text:style-name="T76_16"><text:s/></text:span><text:span text:style-name="T76_17">do</text:span><text:span text:style-name="T76_18"><text:s/></text:span><text:span text:style-name="T76_19">Laboratório</text:span><text:span text:style-name="T76_20"><text:s/></text:span><text:span text:style-name="T76_21">PCT</text:span><text:span text:style-name="T76_22"><text:s/>(</text:span><text:span text:style-name="T76_23">LABPCT</text:span><text:span text:style-name="T76_24">),<text:s/></text:span><text:span text:style-name="T76_25">do</text:span><text:span text:style-name="T76_26"><text:s/></text:span><text:span text:style-name="T76_27">Departamento</text:span><text:span text:style-name="T76_28"><text:s/></text:span><text:span text:style-name="T76_29">de</text:span><text:span text:style-name="T76_30"><text:s/></text:span><text:span text:style-name="T76_31">Informática</text:span><text:span text:style-name="T76_32"><text:s/></text:span><text:span text:style-name="T76_33">e</text:span><text:span text:style-name="T76_34"><text:s/></text:span><text:span text:style-name="T76_35">Estatística</text:span><text:span text:style-name="T76_36"><text:s/></text:span><text:span text:style-name="T76_37">da</text:span><text:span text:style-name="T76_38"><text:s/></text:span><text:span text:style-name="T76_39">Universidade</text:span><text:span text:style-name="T76_40"><text:s/></text:span><text:span text:style-name="T76_41">Federal</text:span><text:span text:style-name="T76_42"><text:s/></text:span><text:span text:style-name="T76_43">de</text:span><text:span text:style-name="T76_44"><text:s/></text:span><text:span text:style-name="T76_45">Santa</text:span><text:span text:style-name="T76_46"><text:s/></text:span><text:span text:style-name="T76_47">Catarina</text:span><text:span text:style-name="T76_48">.<text:s/></text:span><text:span text:style-name="T76_49">Ou</text:span><text:span text:style-name="T76_50"><text:s/></text:span><text:span text:style-name="T76_51">seja</text:span><text:span text:style-name="T76_52">,<text:s/></text:span><text:span text:style-name="T76_53">o</text:span><text:span text:style-name="T76_54"><text:s/></text:span><text:span text:style-name="T76_55">projeto</text:span><text:span text:style-name="T76_56"><text:s/></text:span><text:span text:style-name="T76_57">deve</text:span><text:span text:style-name="T76_58"><text:s/></text:span><text:span text:style-name="T76_59">respeitar</text:span><text:span text:style-name="T76_60"><text:s/></text:span><text:span text:style-name="T76_61">os</text:span><text:span text:style-name="T76_62"><text:s/></text:span><text:span text:style-name="T76_63">limites</text:span><text:span text:style-name="T76_64"><text:s/></text:span><text:span text:style-name="T76_65">de</text:span><text:span text:style-name="T76_66"><text:s/></text:span><text:span text:style-name="T76_67">hardware</text:span><text:span text:style-name="T76_68"><text:s/></text:span><text:span text:style-name="T76_69">dos</text:span><text:span text:style-name="T76_70"><text:s/></text:span><text:span text:style-name="T76_71">computadores</text:span><text:span text:style-name="T76_72"><text:s/></text:span><text:span text:style-name="T76_73">e</text:span><text:span text:style-name="T76_74"><text:s/></text:span><text:span text:style-name="T76_75">também</text:span><text:span text:style-name="T76_76"><text:s/></text:span><text:span text:style-name="T76_77">os</text:span><text:span text:style-name="T76_78"><text:s/></text:span><text:span text:style-name="T76_79">sistemas</text:span><text:span text:style-name="T76_80"><text:s/></text:span><text:span text:style-name="T76_81">operacionais</text:span><text:span text:style-name="T76_82"><text:s/></text:span><text:span text:style-name="T76_83">utilizados</text:span><text:span text:style-name="T76_84"><text:s/></text:span><text:span text:style-name="T76_85">por</text:span><text:span text:style-name="T76_86"><text:s/></text:span><text:span text:style-name="T76_87">eles</text:span><text:span text:style-name="T76_88">,<text:s/></text:span><text:span text:style-name="T76_89">o</text:span><text:span text:style-name="T76_90"><text:s/></text:span><text:span text:style-name="T76_91">Ubuntu</text:span><text:span text:style-name="T76_92"><text:s/>12.04<text:s/></text:span><text:span text:style-name="T76_93">LTS</text:span><text:span text:style-name="T76_94"><text:s/></text:span><text:span text:style-name="T76_95">e</text:span><text:span text:style-name="T76_96"><text:s/></text:span><text:span text:style-name="T76_97">o</text:span><text:span text:style-name="T76_98"><text:s/></text:span><text:span text:style-name="T76_99">Windows</text:span><text:span text:style-name="T76_100"><text:s/></text:span><text:span text:style-name="T76_101">XP</text:span><text:span text:style-name="T76_10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bel" svg:font-family="Abel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3cm" fo:padding-bottom="0cm" fo:margin-bottom="2cm" fo:padding-left="0cm" fo:margin-left="3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